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fe1a" officeooo:paragraph-rsid="0018fe1a"/>
    </style:style>
    <style:style style:name="P2" style:family="paragraph" style:parent-style-name="Standard">
      <style:text-properties officeooo:paragraph-rsid="0018fe1a"/>
    </style:style>
    <style:style style:name="P3" style:family="paragraph" style:parent-style-name="Standard">
      <style:text-properties fo:font-size="14pt" officeooo:rsid="0018fe1a" officeooo:paragraph-rsid="0018fe1a" style:font-size-asian="14pt" style:font-size-complex="14pt"/>
    </style:style>
    <style:style style:name="P4" style:family="paragraph" style:parent-style-name="Standard">
      <style:text-properties fo:font-size="14pt" officeooo:rsid="0018fe1a" officeooo:paragraph-rsid="0019c1ef" style:font-size-asian="14pt" style:font-size-complex="14pt"/>
    </style:style>
    <style:style style:name="P5" style:family="paragraph" style:parent-style-name="Standard">
      <style:text-properties fo:font-size="14pt" officeooo:rsid="0018fe1a" officeooo:paragraph-rsid="001a2ff1" style:font-size-asian="14pt" style:font-size-complex="14pt"/>
    </style:style>
    <style:style style:name="P6" style:family="paragraph" style:parent-style-name="Standard">
      <style:text-properties fo:font-size="14pt" officeooo:rsid="0019c1ef" officeooo:paragraph-rsid="0019c1ef" style:font-size-asian="14pt" style:font-size-complex="14pt"/>
    </style:style>
    <style:style style:name="P7" style:family="paragraph" style:parent-style-name="Standard">
      <style:text-properties fo:font-size="14pt" officeooo:rsid="001a2ff1" officeooo:paragraph-rsid="001a2ff1" style:font-size-asian="14pt" style:font-size-complex="14pt"/>
    </style:style>
    <style:style style:name="P8" style:family="paragraph" style:parent-style-name="Standard">
      <style:text-properties fo:font-size="16pt" officeooo:rsid="0018fe1a" officeooo:paragraph-rsid="0018fe1a" style:font-size-asian="16pt" style:font-size-complex="16pt"/>
    </style:style>
    <style:style style:name="P9" style:family="paragraph" style:parent-style-name="Standard">
      <style:text-properties officeooo:paragraph-rsid="001be60d"/>
    </style:style>
    <style:style style:name="P10" style:family="paragraph" style:parent-style-name="Standard">
      <style:text-properties officeooo:rsid="001be60d" officeooo:paragraph-rsid="001be60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a2ff1" style:font-size-asian="14pt" style:font-size-complex="14pt"/>
    </style:style>
    <style:style style:name="T4" style:family="text">
      <style:text-properties officeooo:rsid="0019c1ef"/>
    </style:style>
    <style:style style:name="T5" style:family="text">
      <style:text-properties fo:font-size="12pt" loext:padding="0cm" loext:border="none"/>
    </style:style>
    <style:style style:name="T6" style:family="text">
      <style:text-properties fo:font-size="12pt" officeooo:rsid="001a2ff1" style:font-size-asian="14pt" style:font-size-complex="14pt" loext:padding="0cm" loext:border="none"/>
    </style:style>
    <style:style style:name="T7" style:family="text">
      <style:text-properties officeooo:rsid="001a2ff1"/>
    </style:style>
    <style:style style:name="T8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9" style:family="text">
      <style:text-properties fo:font-variant="normal" fo:text-transform="none" fo:color="#202124" style:font-name="Liberation Serif" fo:font-size="12pt" fo:letter-spacing="normal" fo:font-style="normal" fo:font-weight="normal"/>
    </style:style>
    <style:style style:name="T10" style:family="text">
      <style:text-properties style:font-name="Liberation Serif" fo:font-size="14pt" officeooo:rsid="001a2ff1" style:font-size-asian="14pt" style:font-size-complex="14pt"/>
    </style:style>
    <style:style style:name="T11" style:family="text">
      <style:text-properties style:font-name="Liberation Serif" fo:font-size="12pt" officeooo:rsid="001a2ff1" style:font-size-asian="14pt" style:font-size-complex="14pt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AB 1:</text:p>
      <text:p text:style-name="P1"/>
      <text:p text:style-name="P2"><text:span text:style-name="T2">1)</text:span> <text:s/><text:span text:style-name="T1">fopen | fscanf fclos</text:span></text:p>
      <text:p text:style-name="P2"/>
      <text:p text:style-name="P1">links: <text:a xlink:type="simple" xlink:href="https://webs.um.es/iverdu/AP07_FicherosA.pdf" text:style-name="Internet_20_link" text:visited-style-name="Visited_20_Internet_20_Link">https://webs.um.es/iverdu/AP07_FicherosA.pdf</text:a></text:p>
      <text:p text:style-name="P1"/>
      <text:p text:style-name="P1"><text:tab/>FILE es un tipo de dato de tipo puntero a archivo</text:p>
      <text:p text:style-name="P1"><text:tab/>fopen devuelve un valor</text:p>
      <text:p text:style-name="P1"><text:tab/>fscanf toma tres argumentos</text:p>
      <text:p text:style-name="P1"><text:tab/>fclos toma un argumentos</text:p>
      <text:p text:style-name="P1"/>
      <text:p text:style-name="P3">2) fprintf | fscanf| stdout| stdin</text:p>
      <text:p text:style-name="P3"/>
      <text:p text:style-name="P3">printf y fscanf funcionan igual que fprintf y fscanf pero ocultan parametros de entrada </text:p>
      <text:p text:style-name="P3"/>
      <text:p text:style-name="P3"><text:tab/>fprintf toma tres argumentos : <text:span text:style-name="T4">f(stdin_variableStdin, “print”, variables a linkear <text:tab/>al print)</text:span></text:p>
      <text:p text:style-name="P3"><text:tab/>fscanf toma tres argumentos:</text:p>
      <text:p text:style-name="P3"><text:tab/>puedo crear <text:span text:style-name="T4">variables de tipo FILE * para stdin y stdout</text:span></text:p>
      <text:p text:style-name="P1"/>
      <text:p text:style-name="P3">3) <text:span text:style-name="T4">Crear librerias mediante archivos.c y archivos.h</text:span></text:p>
      <text:p text:style-name="P6">definicion en .c</text:p>
      <text:p text:style-name="P6">prototipo o declaracion en .h</text:p>
      <text:p text:style-name="P6">recordar importar librerias locales y que es mediante “”. SIEMPRE USAR: #ifndef</text:p>
      <text:p text:style-name="P3">4) <text:span text:style-name="T4">stdbool</text:span></text:p>
      <text:p text:style-name="P3">definir array_is_sorted() que devuelve true si el arreglo está ordenado</text:p>
      <text:p text:style-name="P3">5)</text:p>
      <text:p text:style-name="P3"/>
      <text:p text:style-name="P3">6) array_swap(int a[], unsigned int i, unsigned int j)</text:p>
      <text:p text:style-name="P3">definir una función que invierta el array</text:p>
      <text:p text:style-name="P1"/>
      <text:p text:style-name="P8">LAB 2:</text:p>
      <text:p text:style-name="P1"/>
      <text:p text:style-name="P3">1)insert() tener cuidado con cómo funciona goes before </text:p>
      <text:p text:style-name="P3"/>
      <text:p text:style-name="P3">mplementar Insertion Sort definiendo insert chequeando el invariante con un assert(array_is_sorted())</text:p>
      <text:p text:style-name="P3">2)</text:p>
      <text:p text:style-name="P3">implementar el quick_sort_rec y completar quick_sort</text:p>
      <text:p text:style-name="P3">3) usar goes before siempre</text:p>
      <text:p text:style-name="P3">definir partition</text:p>
      <text:p text:style-name="P3">4)codigo encarga<text:span text:style-name="T4">do</text:span> de medir la performance</text:p>
      <text:p text:style-name="P3">comparar el funcionamiento de cada forma de ordenar</text:p>
      <text:p text:style-name="P8">LAB 3:</text:p>
      <text:p text:style-name="P1"/>
      <text:p text:style-name="P4">0)</text:p>
      <text:p text:style-name="P4"><text:soft-page-break/>char *parse_filepath(int argc, char *argv[])</text:p>
      <text:p text:style-name="P4"/>
      <text:p text:style-name="P6">argc contiene el numero de argumentos de entrada</text:p>
      <text:p text:style-name="P6">argv array de punteros a caracteres</text:p>
      <text:p text:style-name="P4"/>
      <text:p text:style-name="P6">link: https://ccia.ugr.es/~jfv/ed1/c/cdrom/cap6/cap64.htm</text:p>
      <text:p text:style-name="P3"/>
      <text:p text:style-name="P3">feof(file) devuelve un valor distinto de 0 cuando se ha alcanzado el final del fichero.</text:p>
      <text:p text:style-name="P3"/>
      <text:p text:style-name="P3">Implementar un puntero que apunte a un archivo para luego poder usar fscanf para leer los archivos y tomar tanto sus datos como la contar la cantidad de elementos (length) ordenar el array a partir de los indices</text:p>
      <text:p text:style-name="P5">1)<text:span text:style-name="T7">Arreglos multidimensionales</text:span></text:p>
      <text:p text:style-name="P5"/>
      <text:p text:style-name="P5"><text:span text:style-name="T4">fscanf machea patrones</text:span></text:p>
      <text:p text:style-name="P3"/>
      <text:p text:style-name="P3">completar la lectura de datos, prestar mucha atención al formato del file que vamos a leer para saber los parámetros de fscanf compilar en un archivo de salida y comparar con diff.</text:p>
      <text:p text:style-name="P4">algunas funciones simples de análisis de datos pero con for anidados, prestar atención a donde inicializo las variables</text:p>
      <text:p text:style-name="P3"/>
      <text:p text:style-name="P3">2)goes_before(),</text:p>
      <text:p text:style-name="P3"/>
      <text:p text:style-name="P3">utilizar algún algoritmo de ordenación para ordenar un archivo de acuerdo a un parámetro, definir bien goes before es esencial</text:p>
      <text:p text:style-name="P3">3) *<text:span text:style-name="T7">puntero=Null; SIEMPRE</text:span></text:p>
      <text:p text:style-name="P3"/>
      <text:p text:style-name="P3">uso básico de punteros, cambiar valores a variables sin asignarles el valor directamente prestar atención a que espacio de memoria tiene la variable asignado (&amp;)</text:p>
      <text:p text:style-name="P5">4)</text:p>
      <text:p text:style-name="P5">malloc(<text:span text:style-name="T7">sizeof(tipodedato)</text:span>) </text:p>
      <text:p text:style-name="P7">la funcion malloc “devuelve” un espaso de memoria. Es decir que </text:p>
      <text:p text:style-name="P7">puntero =malloc(etc)</text:p>
      <text:p text:style-name="P7">significa: a la variable de tipo puntero “puntero” le asigno un espacio de memoria nuevo</text:p>
      <text:p text:style-name="P9"><text:span text:style-name="T3">recordar que</text:span> <text:span text:style-name="T2">free(void *ptr); </text:span></text:p>
      <text:p text:style-name="P10"><text:span text:style-name="T2">libera el espacio de la memoria dinamica(RAM) que reserva la funcion malloc para ser usada a posteriori. Importante liberar la reserva de la memoria para no llegar a un stackoverfloat</text:span></text:p>
      <text:p text:style-name="P9"><text:span text:style-name="T2"/></text:p>
      <text:p text:style-name="P3">simular un procedimiento usando punteros para lograr que las variables cambien de una función a otra</text:p>
      <text:p text:style-name="P3"/>
      <text:p text:style-name="P3"><text:soft-page-break/>5)</text:p>
      <text:p text:style-name="P1"/>
      <text:p text:style-name="P1">implementar los algoritmos de ordenación pero usando punteros para mejorar su performanci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5T21:39:18.953103129</meta:creation-date>
    <dc:date>2022-04-25T22:16:47.836615936</dc:date>
    <meta:editing-duration>PT6M40S</meta:editing-duration>
    <meta:editing-cycles>1</meta:editing-cycles>
    <meta:document-statistic meta:table-count="0" meta:image-count="0" meta:object-count="0" meta:page-count="3" meta:paragraph-count="56" meta:word-count="458" meta:character-count="2991" meta:non-whitespace-character-count="2575"/>
    <meta:generator>LibreOffice/6.4.7.2$Linux_X86_64 LibreOffice_project/40$Build-2</meta:generator>
  </office:meta>
</office:document-meta>
</file>